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804EC98A148C9B191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itmap_20_1" draw:opacity="38%" style:repeat="stretch" draw:fill-image-ref-point-x="0%" draw:fill-image-ref-point-y="0%" draw:fill-image-ref-point="center"/>
    </style:style>
    <style:style style:name="gr1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2cm" fo:min-width="10.5cm"/>
      <style:paragraph-properties style:writing-mode="lr-tb"/>
    </style:style>
    <style:style style:name="gr2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3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4.683cm" fo:min-width="11.544cm"/>
      <style:paragraph-properties style:writing-mode="lr-tb"/>
    </style:style>
    <style:style style:name="gr4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7.502cm" fo:min-width="12.9cm"/>
      <style:paragraph-properties style:writing-mode="lr-tb"/>
    </style:style>
    <style:style style:name="gr5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836cm" fo:min-width="12.543cm"/>
      <style:paragraph-properties style:writing-mode="lr-tb"/>
    </style:style>
    <style:style style:name="gr6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8.505cm" fo:min-width="12.543cm"/>
      <style:paragraph-properties style:writing-mode="lr-tb"/>
    </style:style>
    <style:style style:name="gr7" style:family="graphic" style:parent-style-name="objectwithoutfill">
      <style:graphic-properties draw:stroke="solid" draw:stroke-dash="Dot_20__28_Rounded_29_" svg:stroke-width="0.106cm" svg:stroke-color="#ff0000" draw:marker-start-width="0.359cm" draw:marker-end="Arrowheads_20_4" draw:marker-end-width="0.459cm" svg:stroke-linecap="round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color="#ff0000" draw:fill="gradient" draw:fill-color="#ffffff" draw:fill-gradient-name="Gradient_20_10" fo:min-height="1.381cm"/>
      <style:paragraph-properties style:writing-mode="lr-tb"/>
    </style:style>
    <style:style style:name="gr9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10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P1" style:family="paragraph"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5pt" style:font-size-asian="15pt" style:font-size-complex="15pt"/>
    </style:style>
    <style:style style:name="P3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ffffff" draw:fill-gradient-name="Gradient_20_10"/>
      <style:paragraph-properties fo:text-align="center" style:writing-mode="lr-tb"/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style:style style:name="T1" style:family="text">
      <style:text-properties fo:font-size="17pt" style:text-underline-style="none" style:font-size-asian="17pt" style:font-size-complex="17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fo:background-color="transparent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fo:font-size="15pt" fo:font-style="normal" fo:background-color="#ffbf00" style:font-size-asian="15pt" style:font-style-asian="normal" style:font-size-complex="15pt" style:font-style-complex="normal"/>
    </style:style>
    <style:style style:name="T7" style:family="text">
      <style:text-properties fo:color="#000000" loext:opacity="100%" fo:font-size="15pt" fo:font-style="italic" fo:background-color="transparent" style:font-size-asian="15pt" style:font-style-asian="italic" style:font-size-complex="15pt" style:font-style-complex="italic"/>
    </style:style>
    <style:style style:name="T8" style:family="text">
      <style:text-properties fo:color="#000000" loext:opacity="100%" fo:font-size="12pt" fo:font-style="italic" fo:background-color="transparent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fo:font-size="15pt" fo:font-style="normal" fo:background-color="transparent" style:font-size-asian="15pt" style:font-style-asian="normal" style:font-size-complex="15pt" style:font-style-complex="normal"/>
    </style:style>
    <style:style style:name="T12" style:family="text">
      <style:text-properties fo:font-size="15pt" fo:font-style="italic" style:font-size-asian="15pt" style:font-style-asian="italic" style:font-size-complex="15pt" style:font-style-complex="italic"/>
    </style:style>
    <style:style style:name="T13" style:family="text"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1cm" svg:height="3.392cm" svg:x="1cm" svg:y="4.9cm">
          <text:p text:style-name="P1"><text:span text:style-name="T1">band</text:span></text:p>
          <text:p text:style-name="P2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2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2"><text:span text:style-name="T4">country</text:span><text:span text:style-name="T4"><text:tab/></text:span><text:span text:style-name="T4"><text:tab/></text:span><text:span text:style-name="T4">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cm" svg:height="2.6cm" svg:x="13.692cm" svg:y="4.9cm">
          <text:p text:style-name="P4"><text:span text:style-name="T1">label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44cm" svg:height="4.933cm" svg:x="18.094cm" svg:y="14.228cm">
          <text:p text:style-name="P4"><text:span text:style-name="T1">purchas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5">us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7"> <text:s/>FK</text:span></text:p>
          <text:p text:style-name="P5"><text:span text:style-name="T4">total</text:span><text:span text:style-name="T4"><text:tab/></text:span><text:span text:style-name="T4"><text:tab/></text:span><text:span text:style-name="T4"><text:tab/></text:span><text:span text:style-name="T4"><text:tab/></text:span><text:span text:style-name="T4">numeric(5,2)*</text:span><text:span text:style-name="T4"><text:tab/></text:span><text:span text:style-name="T4">NOT NULL</text:span></text:p>
          <text:p text:style-name="P5"><text:span text:style-name="T4">placed_on</text:span><text:span text:style-name="T4"><text:tab/></text:span><text:span text:style-name="T4"><text:tab/></text:span><text:span text:style-name="T4"><text:tab/></text:span><text:span text:style-name="T4">time</text:span></text:p>
          <text:p text:style-name="P5"><text:span text:style-name="T4">fulfilled_on</text:span><text:span text:style-name="T4"><text:tab/></text:span><text:span text:style-name="T4"><text:tab/></text:span><text:span text:style-name="T4">time</text:span></text:p>
          <text:p text:style-name="P5"><text:span text:style-name="T7">*</text:span><text:span text:style-name="T8"> calculate total at BE, compare to received value from F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cm" svg:height="7.752cm" svg:x="27.6cm" svg:y="20.948cm">
          <text:p text:style-name="P4"><text:span text:style-name="T1">db_us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f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l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9">email</text:span><text:span text:style-name="T9"><text:tab/></text:span><text:span text:style-name="T9"><text:tab/></text:span><text:span text:style-name="T9"><text:tab/></text:span><text:span text:style-name="T9">text</text:span><text:span text:style-name="T9"><text:tab/></text:span><text:span text:style-name="T9"><text:tab/></text:span><text:span text:style-name="T9"><text:tab/></text:span><text:span text:style-name="T4">NOT NULL</text:span></text:p>
          <text:p text:style-name="P5"><text:span text:style-name="T9">password_hash</text:span><text:span text:style-name="T9"><text:tab/></text:span><text:span text:style-name="T9"><text:tab/></text:span><text:span text:style-name="T9">text</text:span><text:span text:style-name="T9"><text:tab/></text:span><text:span text:style-name="T9"><text:tab/></text:span><text:span text:style-name="T9"><text:tab/></text:span><text:span text:style-name="T4">NOT NULL</text:span></text:p>
          <text:p text:style-name="P5"><text:span text:style-name="T4">house_number</text:span><text:span text:style-name="T4"><text:tab/></text:span><text:span text:style-name="T4"><text:tab/></text:span><text:span text:style-name="T4">VARCHAR(11)</text:span><text:span text:style-name="T4"><text:tab/></text:span></text:p>
          <text:p text:style-name="P5"><text:span text:style-name="T4">street_name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city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/text:p>
          <text:p text:style-name="P5"><text:span text:style-name="T4">count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is_admin</text:span><text:span text:style-name="T4"><text:tab/>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text:p text:style-name="P5"><text:span text:style-name="T4">is_contributor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3cm" svg:height="4.086cm" svg:x="8.856cm" svg:y="24.614cm">
          <text:p text:style-name="P4"><text:span text:style-name="T1">alb</text:span><text:span text:style-name="T1">um</text:span><text:span text:style-name="T1">_p</text:span><text:span text:style-name="T1">ur</text:span><text:span text:style-name="T1">ch</text:span><text:span text:style-name="T1">as</text:span><text:span text:style-name="T1">e <text:s/></text:span><text:span text:style-name="T1">(int</text:span><text:span text:style-name="T1">er</text:span><text:span text:style-name="T1">me</text:span><text:span text:style-name="T1">dia</text:span><text:span text:style-name="T1">ry </text:span><text:span text:style-name="T1">tab</text:span><text:span text:style-name="T1">le)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🔑 </text:span><text:span text:style-name="T3">PK</text:span></text:p>
          <text:p text:style-name="P5"><text:span text:style-name="T10">alb</text:span><text:span text:style-name="T10">um</text:span><text:span text:style-name="T10">_id</text:span><text:span text:style-name="T10"><text:tab/></text:span><text:span text:style-name="T10"><text:tab/></text:span><text:span text:style-name="T10"><text:tab/></text:span><text:span text:style-name="T10">inte</text:span><text:span text:style-name="T10">ger</text:span><text:span text:style-name="T10"><text:tab/></text:span><text:span text:style-name="T10"><text:tab/></text:span><text:span text:style-name="T6">⬉</text:span><text:span text:style-name="T11"> <text:s/></text:span><text:span text:style-name="T12">FK</text:span></text:p>
          <text:p text:style-name="P5"><text:span text:style-name="T10">pur</text:span><text:span text:style-name="T10">cha</text:span><text:span text:style-name="T10">se_</text:span><text:span text:style-name="T10">id</text:span><text:span text:style-name="T10"><text:tab/></text:span><text:span text:style-name="T10"><text:tab/></text:span><text:span text:style-name="T10">inte</text:span><text:span text:style-name="T10">ger</text:span><text:span text:style-name="T10"><text:tab/></text:span><text:span text:style-name="T10"><text:tab/></text:span><text:span text:style-name="T6">⬉</text:span><text:span text:style-name="T11"> <text:s/></text:span><text:span text:style-name="T12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3.043cm" svg:height="8.755cm" svg:x="1cm" svg:y="12.128cm">
          <text:p text:style-name="P4"><text:span text:style-name="T1">album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itle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cove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summa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/text:p>
          <text:p text:style-name="P5"><text:span text:style-name="T4">duration</text:span><text:span text:style-name="T4"><text:tab/></text:span><text:span text:style-name="T4"><text:tab/></text:span><text:span text:style-name="T4"><text:tab/></text:span><text:span text:style-name="T4">VARCHAR(11)</text:span><text:span text:style-name="T4"><text:tab/></text:span></text:p>
          <text:p text:style-name="P5"><text:span text:style-name="T4">format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release_year</text:span><text:span text:style-name="T4"><text:tab/></text:span><text:span text:style-name="T4"><text:tab/></text:span><text:span text:style-name="T4">smallint</text:span><text:span text:style-name="T4"><text:tab/></text:span><text:span text:style-name="T4"><text:tab/></text:span><text:span text:style-name="T4">NOT null</text:span></text:p>
          <text:p text:style-name="P5"><text:span text:style-name="T4">colou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DEFAULT black</text:span></text:p>
          <text:p text:style-name="P5"><text:span text:style-name="T4">quantity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text:span text:style-name="T4"><text:tab/></text:span><text:span text:style-name="T4">DEFAULT 0</text:span></text:p>
          <text:p text:style-name="P5"><text:span text:style-name="T4">price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10">band_name</text:span><text:span text:style-name="T10"><text:tab/></text:span><text:span text:style-name="T10"><text:tab/></text:span><text:span text:style-name="T10">text</text:span><text:span text:style-name="T10"><text:tab/></text:span><text:span text:style-name="T10"><text:tab/></text:span><text:span text:style-name="T10"><text:tab/></text:span><text:span text:style-name="T6">⬉</text:span><text:span text:style-name="T11"> <text:s/></text:span><text:span text:style-name="T12">FK</text:span></text:p>
          <text:p text:style-name="P5"><text:span text:style-name="T10">label_name</text:span><text:span text:style-name="T10"><text:tab/></text:span><text:span text:style-name="T10"><text:tab/></text:span><text:span text:style-name="T10">text</text:span><text:span text:style-name="T10"><text:tab/></text:span><text:span text:style-name="T10"><text:tab/></text:span><text:span text:style-name="T10"><text:tab/></text:span><text:span text:style-name="T6">⬉</text:span><text:span text:style-name="T11"> <text:s/></text:span><text:span text:style-name="T7">FK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292cm" svg:y1="8.293cm" svg:x2="6.292cm" svg:y2="12.149cm">
          <text:p/>
        </draw:line>
        <draw:frame draw:style-name="gr8" draw:text-style-name="P9" draw:layer="layout" svg:width="19.607cm" svg:height="1.631cm" svg:x="10.3cm" svg:y="1.9cm">
          <draw:text-box>
            <text:p text:style-name="P8"><text:span text:style-name="T13">Vinyl Shop ERD</text:span></text:p>
          </draw:text-box>
        </draw:frame>
        <draw:custom-shape draw:style-name="gr9" draw:text-style-name="P6" draw:layer="layout" svg:width="11cm" svg:height="2.6cm" svg:x="26.383cm" svg:y="4.9cm">
          <text:p text:style-name="P4"><text:span text:style-name="T1">genr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3.726cm" svg:y1="7.507cm" svg:x2="11.014cm" svg:y2="12.125cm">
          <text:p/>
        </draw:line>
        <draw:line draw:style-name="gr7" draw:text-style-name="P7" draw:layer="layout" svg:x1="12.229cm" svg:y1="10.054cm" svg:x2="9.584cm" svg:y2="12.117cm">
          <text:p/>
        </draw:line>
        <draw:line draw:style-name="gr7" draw:text-style-name="P7" draw:layer="layout" svg:x1="12.259cm" svg:y1="10.021cm" svg:x2="12.259cm" svg:y2="12.144cm">
          <text:p/>
        </draw:line>
        <draw:custom-shape draw:style-name="gr10" draw:text-style-name="P6" draw:layer="layout" svg:width="13.043cm" svg:height="3.39cm" svg:x="18.094cm" svg:y="10.066cm">
          <text:p text:style-name="P4"><text:span text:style-name="T1">album_genre</text:span></text:p>
          <text:p text:style-name="P5"><text:span text:style-name="T2">(album_id, genre_id)</text:span><text:span text:style-name="T2"><text:tab/></text:span><text:span text:style-name="T2"><text:tab/></text:span><text:span text:style-name="T2"><text:tab/></text:span><text:span text:style-name="T3">🔑 PK</text:span></text:p>
          <text:p text:style-name="P5"><text:span text:style-name="T10">album_id</text:span><text:span text:style-name="T10"><text:tab/></text:span><text:span text:style-name="T10"><text:tab/></text:span><text:span text:style-name="T10"><text:tab/></text:span><text:span text:style-name="T10">integer</text:span><text:span text:style-name="T10"><text:tab/></text:span><text:span text:style-name="T10"><text:tab/></text:span><text:span text:style-name="T6">⬉</text:span><text:span text:style-name="T11"> <text:s/></text:span><text:span text:style-name="T12">FK</text:span></text:p>
          <text:p text:style-name="P5"><text:span text:style-name="T10">genre_id</text:span><text:span text:style-name="T10"><text:tab/></text:span><text:span text:style-name="T10"><text:tab/></text:span><text:span text:style-name="T10"><text:tab/></text:span><text:span text:style-name="T10">integer</text:span><text:span text:style-name="T10"><text:tab/></text:span><text:span text:style-name="T10"><text:tab/></text:span><text:span text:style-name="T6">⬉</text:span><text:span text:style-name="T11"> <text:s/></text:span><text:span text:style-name="T12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8.895cm" svg:y1="7.547cm" svg:x2="28.895cm" svg:y2="10.078cm">
          <text:p/>
        </draw:line>
        <draw:line draw:style-name="gr7" draw:text-style-name="P7" draw:layer="layout" svg:x1="28.872cm" svg:y1="8.891cm" svg:x2="27.87cm" svg:y2="10.085cm">
          <text:p/>
        </draw:line>
        <draw:line draw:style-name="gr7" draw:text-style-name="P7" draw:layer="layout" svg:x1="28.912cm" svg:y1="8.891cm" svg:x2="29.914cm" svg:y2="10.085cm">
          <text:p/>
        </draw:line>
        <draw:line draw:style-name="gr7" draw:text-style-name="P7" draw:layer="layout" svg:x1="14.087cm" svg:y1="12.166cm" svg:x2="18.095cm" svg:y2="12.166cm">
          <text:p/>
        </draw:line>
        <draw:line draw:style-name="gr7" draw:text-style-name="P7" draw:layer="layout" svg:x1="16.913cm" svg:y1="12.19cm" svg:x2="18.091cm" svg:y2="13.113cm">
          <text:p/>
        </draw:line>
        <draw:line draw:style-name="gr7" draw:text-style-name="P7" draw:layer="layout" svg:x1="16.882cm" svg:y1="12.148cm" svg:x2="18.092cm" svg:y2="11.267cm">
          <text:p/>
        </draw:line>
        <draw:line draw:style-name="gr7" draw:text-style-name="P7" draw:layer="layout" svg:x1="6.272cm" svg:y1="10.955cm" svg:x2="5.27cm" svg:y2="12.149cm">
          <text:p/>
        </draw:line>
        <draw:line draw:style-name="gr7" draw:text-style-name="P7" draw:layer="layout" svg:x1="6.312cm" svg:y1="10.954cm" svg:x2="7.314cm" svg:y2="12.148cm">
          <text:p/>
        </draw:line>
        <draw:line draw:style-name="gr7" draw:text-style-name="P7" draw:layer="layout" svg:x1="9.955cm" svg:y1="20.915cm" svg:x2="9.955cm" svg:y2="24.622cm">
          <text:p/>
        </draw:line>
        <draw:line draw:style-name="gr7" draw:text-style-name="P7" draw:layer="layout" svg:x1="9.937cm" svg:y1="23.429cm" svg:x2="8.935cm" svg:y2="24.623cm">
          <text:p/>
        </draw:line>
        <draw:line draw:style-name="gr7" draw:text-style-name="P7" draw:layer="layout" svg:x1="9.977cm" svg:y1="23.428cm" svg:x2="10.979cm" svg:y2="24.622cm">
          <text:p/>
        </draw:line>
        <draw:line draw:style-name="gr7" draw:text-style-name="P7" draw:layer="layout" svg:x1="19.125cm" svg:y1="24.565cm" svg:x2="19.125cm" svg:y2="19.161cm">
          <text:p/>
        </draw:line>
        <draw:line draw:style-name="gr7" draw:text-style-name="P7" draw:layer="layout" svg:x1="19.149cm" svg:y1="20.354cm" svg:x2="20.151cm" svg:y2="19.16cm">
          <text:p/>
        </draw:line>
        <draw:line draw:style-name="gr7" draw:text-style-name="P7" draw:layer="layout" svg:x1="19.109cm" svg:y1="20.355cm" svg:x2="18.107cm" svg:y2="19.161cm">
          <text:p/>
        </draw:line>
        <draw:line draw:style-name="gr7" draw:text-style-name="P7" draw:layer="layout" svg:x1="35.703cm" svg:y1="20.882cm" svg:x2="30.139cm" svg:y2="18.377cm">
          <text:p/>
        </draw:line>
        <draw:line draw:style-name="gr7" draw:text-style-name="P7" draw:layer="layout" svg:x1="31.715cm" svg:y1="19.052cm" svg:x2="30.13cm" svg:y2="17.513cm">
          <text:p/>
        </draw:line>
        <draw:line draw:style-name="gr7" draw:text-style-name="P7" draw:layer="layout" svg:x1="31.692cm" svg:y1="19.124cm" svg:x2="30.149cm" svg:y2="19.1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6f9d4" draw:end-color="#99999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804EC98A148C9B191C.jp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6T22:53:33.409969157</meta:creation-date>
    <dc:date>2024-02-25T21:56:51.662773090</dc:date>
    <meta:editing-duration>P2DT5H34M38S</meta:editing-duration>
    <meta:editing-cycles>28</meta:editing-cycles>
    <meta:generator>LibreOffice/7.3.7.2$Linux_X86_64 LibreOffice_project/30$Build-2</meta:generator>
    <meta:document-statistic meta:object-count="30"/>
  </office:meta>
</office:document-meta>
</file>